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byssinica SIL" svg:font-family="'Abyssinica SIL'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f8091"/>
    </style:style>
    <style:style style:name="P2" style:family="paragraph" style:parent-style-name="Text_20_body">
      <style:paragraph-properties fo:text-align="start" style:justify-single-word="false"/>
      <style:text-properties fo:font-size="15pt" officeooo:rsid="001f8091" officeooo:paragraph-rsid="001f8091" style:font-size-asian="13.1000003814697pt" style:font-size-complex="15pt"/>
    </style:style>
    <style:style style:name="P3" style:family="paragraph" style:parent-style-name="Text_20_body">
      <style:paragraph-properties fo:text-align="start" style:justify-single-word="false"/>
      <style:text-properties style:font-name="Abyssinica SIL" fo:font-size="10pt" officeooo:rsid="001f8091" officeooo:paragraph-rsid="001f8091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officeooo:paragraph-rsid="001f8091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font-size="10pt" officeooo:rsid="001f8091" officeooo:paragraph-rsid="001f8091" style:font-size-asian="10pt" style:font-size-complex="10pt"/>
    </style:style>
    <style:style style:name="P7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Heading_20_1">
      <style:text-properties fo:font-size="12pt" style:font-size-asian="12pt" style:font-size-complex="12pt"/>
    </style:style>
    <style:style style:name="P9" style:family="paragraph" style:parent-style-name="Heading_20_1">
      <style:paragraph-properties fo:text-align="center" style:justify-single-word="false"/>
      <style:text-properties fo:font-size="12pt" officeooo:rsid="00214fe6" officeooo:paragraph-rsid="00214fe6" style:font-size-asian="12pt" style:font-size-complex="12pt"/>
    </style:style>
    <style:style style:name="P10" style:family="paragraph" style:parent-style-name="Heading_20_1">
      <style:paragraph-properties fo:text-align="center" style:justify-single-word="false"/>
      <style:text-properties fo:font-size="12pt" officeooo:rsid="00214fe6" officeooo:paragraph-rsid="00214fe6" style:font-size-asian="10.5pt" style:font-size-complex="12pt"/>
    </style:style>
    <style:style style:name="P11" style:family="paragraph" style:parent-style-name="Heading_20_1">
      <style:text-properties fo:font-size="10pt" style:font-size-asian="10pt" style:font-size-complex="10pt"/>
    </style:style>
    <style:style style:name="P12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fo:font-size="10pt" officeooo:rsid="001f8091" officeooo:paragraph-rsid="001f8091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fo:font-size="10pt" officeooo:rsid="00214fe6" officeooo:paragraph-rsid="00214fe6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10pt" officeooo:paragraph-rsid="00214fe6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officeooo:rsid="00214fe6" officeooo:paragraph-rsid="00214fe6" style:font-size-asian="8.75pt" style:font-size-complex="10pt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fo:font-size="10pt" officeooo:rsid="001f8091" officeooo:paragraph-rsid="001f8091" style:font-size-asian="10pt" style:font-size-complex="10pt"/>
    </style:style>
    <style:style style:name="P18" style:family="paragraph" style:parent-style-name="Text_20_body">
      <style:text-properties fo:font-size="12pt" officeooo:rsid="001f8091" officeooo:paragraph-rsid="001f8091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1f8091" officeooo:paragraph-rsid="001f8091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font-size="12pt" officeooo:rsid="00214fe6" officeooo:paragraph-rsid="00214fe6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officeooo:rsid="001f8091" officeooo:paragraph-rsid="001f8091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start" style:justify-single-word="false"/>
      <style:text-properties officeooo:rsid="00214fe6" officeooo:paragraph-rsid="00214fe6"/>
    </style:style>
    <style:style style:name="P24" style:family="paragraph" style:parent-style-name="Text_20_body">
      <style:text-properties officeooo:rsid="00214fe6" officeooo:paragraph-rsid="00214fe6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officeooo:rsid="00214fe6" officeooo:paragraph-rsid="00214fe6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reak-before="page" fo:background-color="transparent"/>
      <style:text-properties officeooo:rsid="00214fe6" officeooo:paragraph-rsid="00214fe6"/>
    </style:style>
    <style:style style:name="P27" style:family="paragraph" style:parent-style-name="Text_20_body">
      <style:text-properties officeooo:paragraph-rsid="00214fe6"/>
    </style:style>
    <style:style style:name="T1" style:family="text">
      <style:text-properties officeooo:rsid="001f8091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f8091"/>
    </style:style>
    <style:style style:name="T4" style:family="text">
      <style:text-properties fo:color="#000000" loext:opacity="100%" officeooo:rsid="00214fe6"/>
    </style:style>
    <style:style style:name="T5" style:family="text">
      <style:text-properties fo:font-variant="normal" fo:text-transform="none" fo:color="#1f1f1f" loext:opacity="100%" style:font-name="Google Sans" fo:letter-spacing="normal" fo:font-style="normal" fo:font-weight="normal" officeooo:rsid="001f8091"/>
    </style:style>
    <style:style style:name="T6" style:family="text">
      <style:text-properties fo:font-variant="normal" fo:text-transform="none" fo:color="#1f1f1f" loext:opacity="100%" style:font-name="Abyssinica SIL" fo:letter-spacing="normal" fo:font-style="normal" fo:font-weight="normal" officeooo:rsid="001f809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14fe6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214f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2">Curr</text:span><text:span text:style-name="T4">í</text:span><text:span text:style-name="T3">culo</text:span></text:h>
      <text:p text:style-name="P4"/>
      <text:p text:style-name="P17">Nome: Matheus Fernando Martins De Oliveira</text:p>
      <text:p text:style-name="P6">Endereço: Ipaba - Rua Itabira - 199 </text:p>
      <text:p text:style-name="P6">Telefone: (31) 9 9529-5569</text:p>
      <text:p text:style-name="P2"><text:span text:style-name="T7">Email: </text:span><text:a xlink:type="simple" xlink:href="mailto:lindomatheus705@gmail.com" text:style-name="Internet_20_link" text:visited-style-name="Visited_20_Internet_20_Link"><text:span text:style-name="T7">lindomatheus705@gmail.com</text:span></text:a></text:p>
      <text:p text:style-name="P6">Linkedin:</text:p>
      <text:p text:style-name="P6">Data De Nascimento: 11/06/2010</text:p>
      <text:p text:style-name="P6">Idade: 23 </text:p>
      <text:h text:style-name="P7" text:outline-level="1">Objetivo Profissional</text:h>
      <text:p text:style-name="P1"/>
      <text:p text:style-name="P5"><text:span text:style-name="T1">Ingressar no mercado de trabalho, especialização: Esportes. Abrir uma escolinha de futebol em minha cidade natal, Ipaba e profissionalizar</text:span><text:span text:style-name="T5"> </text:span><text:span text:style-name="T6">crianças e adolescentes de todas as idades</text:span></text:p>
      <text:h text:style-name="P7" text:outline-level="1" text:is-list-header="true">Formação Acad<text:span text:style-name="T10">ê</text:span>mica</text:h>
      <text:p text:style-name="P4"/>
      <text:h text:style-name="P8" text:outline-level="1">Educação F<text:span text:style-name="T10">í</text:span>sica</text:h>
      <text:p text:style-name="P3">Universidade: UFMG</text:p>
      <text:p text:style-name="P3">Conclusão – 2033</text:p>
      <text:p text:style-name="P3">Principal Disciplina: Esportes</text:p>
      <text:h text:style-name="P8" text:outline-level="1">Projeto Realizado</text:h>
      <text:p text:style-name="P18">Escolinha de Futebol – CTAP</text:p>
      <text:p text:style-name="P18">Centro De Treinamento De Alta Perfo<text:span text:style-name="T10">rman</text:span>ce</text:p>
      <text:h text:style-name="P7" text:outline-level="1"><text:span text:style-name="T1">C</text:span>urso <text:span text:style-name="T1">T</text:span><text:span text:style-name="T10">é</text:span>cnico</text:h>
      <text:p text:style-name="P21"/>
      <text:p text:style-name="P19">Universidade: Escola T<text:span text:style-name="T10">é</text:span>cnica De Educação F<text:span text:style-name="T10">í</text:span>sica</text:p>
      <text:p text:style-name="P19">Ano De Conclusão – 2029</text:p>
      <text:p text:style-name="P19">Disciplina Principal: Esportes</text:p>
      <text:p text:style-name="P19"><text:soft-page-break/>Projeto – Fui auxiliar t<text:span text:style-name="T10">é</text:span>cnico no Jabaquara, time de <text:span text:style-name="T10">I</text:span>patinga.</text:p>
      <text:h text:style-name="P7" text:outline-level="1" text:is-list-header="true"/>
      <text:h text:style-name="P7" text:outline-level="1">Ensino M<text:span text:style-name="T10">é</text:span>dio</text:h>
      <text:p text:style-name="P22"/>
      <text:p text:style-name="P19">Escola: E. E. Em<text:span text:style-name="T10">í</text:span>lia Cabral Mota</text:p>
      <text:p text:style-name="P19">Disciplina Principal: Logica de Programação</text:p>
      <text:p text:style-name="P20">Conclusão: 2027</text:p>
      <text:p text:style-name="P20">Projeto: Ratoeira</text:p>
      <text:h text:style-name="P7" text:outline-level="1">Experiencia Profissional</text:h>
      <text:h text:style-name="P11" text:outline-level="1"><text:span text:style-name="T10">E</text:span>stagio</text:h>
      <text:p text:style-name="P24"><text:span text:style-name="T7">Função: Auxiliar Técnico</text:span></text:p>
      <text:p text:style-name="P24"><text:span text:style-name="T7">Empresa – Jabaquara Futebol Clube</text:span></text:p>
      <text:p text:style-name="P24"><text:span text:style-name="T7">Periodo – 2028, 2029</text:span></text:p>
      <text:p text:style-name="P27"><text:span text:style-name="T8">Principal Atividade: Auxiliar Técnico, </text:span><text:span text:style-name="T7">Presta suporte técnico básico, auxilia na manutenção e organização de equipamentos.</text:span></text:p>
      <text:h text:style-name="P9" text:outline-level="1">Primeiro Emprego</text:h>
      <text:p text:style-name="P14">Função: Técnico</text:p>
      <text:p text:style-name="P14">Empresa - Jabaquara Futebol Clube</text:p>
      <text:p text:style-name="P14">Periodo – 2030, 2033</text:p>
      <text:p text:style-name="P15"><text:span text:style-name="T10">Principal Atividade: </text:span>Executa<text:span text:style-name="T10">r</text:span> e supervisiona tarefas técnicas, instala, repara sistemas ou equipamentos.</text:p>
      <text:h text:style-name="P10" text:outline-level="1" text:is-list-header="true">Qualificações e Competências</text:h>
      <text:p text:style-name="P16">Certificação de segurança - Avançada</text:p>
      <text:p text:style-name="P14">Inglês: intermediario</text:p>
      <text:p text:style-name="P14">Trabalho em equipe e liderança colaborativa.</text:p>
      <text:h text:style-name="P7" text:outline-level="1">Certificações</text:h>
      <text:p text:style-name="P23"><text:span text:style-name="T9">Escola técnica de Educação física (2027)</text:span></text:p>
      <text:p text:style-name="P23"><text:span text:style-name="T9">UFMG – Educação Física</text:span></text:p>
      <text:h text:style-name="P7" text:outline-level="1" text:is-list-header="true"><text:soft-page-break/>Informações Adicionais</text:h>
      <text:p text:style-name="P23"><text:span text:style-name="T9">Participação campeonato ipantinguense sub 15, anos 2031, 2032, como técnico.</text:span></text:p>
      <text:p text:style-name="P25"><text:span text:style-name="T9">Campeão do campeonato ipantinguense como técnico ano, 2032.</text:span></text:p>
      <text:p text:style-name="P26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byssinica SIL" svg:font-family="'Abyssinica SIL'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27:18.721157484</meta:creation-date>
    <dc:title>Documento modelo</dc:title>
    <meta:editing-duration>PT1H14M46S</meta:editing-duration>
    <meta:editing-cycles>3</meta:editing-cycles>
    <meta:generator>LibreOffice/7.4.7.2$Linux_X86_64 LibreOffice_project/40$Build-2</meta:generator>
    <dc:date>2025-05-28T14:04:29.176712550</dc:date>
    <meta:document-statistic meta:table-count="0" meta:image-count="0" meta:object-count="0" meta:page-count="4" meta:paragraph-count="49" meta:word-count="217" meta:character-count="1651" meta:non-whitespace-character-count="1473"/>
    <meta:template xlink:type="simple" xlink:actuate="onRequest" xlink:title="Documento modelo" xlink:href="../../Modelos/Documento%20modelo.ott" meta:date="2025-05-26T15:27:17.966986090"/>
  </office:meta>
</office:document-meta>
</file>